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1.74pt"/>
    </style:style>
    <style:style style:name="co2" style:family="table-column">
      <style:table-column-properties fo:break-before="auto" style:column-width="156.95pt"/>
    </style:style>
    <style:style style:name="co3" style:family="table-column">
      <style:table-column-properties fo:break-before="auto" style:column-width="198.4pt"/>
    </style:style>
    <style:style style:name="co4" style:family="table-column">
      <style:table-column-properties fo:break-before="auto" style:column-width="195.6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Compatibility</text:p>
          </table:table-cell>
          <table:table-cell table:style-name="ce1" office:value-type="string" calcext:value-type="string">
            <text:p>Platform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Standard Home Desktop</text:p>
          </table:table-cell>
          <table:table-cell table:style-name="ce1" office:value-type="string" calcext:value-type="string">
            <text:p>Glorfindel</text:p>
          </table:table-cell>
          <table:table-cell table:style-name="ce1" office:value-type="string" calcext:value-type="string">
            <text:p>Jetson TX 2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PU/points2image</text:p>
          </table:table-cell>
          <table:table-cell table:number-columns-repeated="3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U/euclidean_cluster</text:p>
          </table:table-cell>
          <table:table-cell table:number-columns-repeated="3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U/ndt_mapping</text:p>
          </table:table-cell>
          <table:table-cell office:value-type="string" calcext:value-type="string">
            <text:p>source of test output data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da</text:p>
          </table:table-cell>
          <table:table-cell/>
          <table:table-cell office:value-type="string" calcext:value-type="string">
            <text:p>requires compute capability &lt;= 6.0</text:p>
          </table:table-cell>
          <table:table-cell office:value-type="string" calcext:value-type="string">
            <text:p>requires compute capability &lt;= 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da/poitns2image</text:p>
          </table:table-cell>
          <table:table-cell table:number-columns-repeated="3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da/euclidean_cluster</text:p>
          </table:table-cell>
          <table:table-cell table:number-columns-repeated="3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da/ndt_mapping</text:p>
          </table:table-cell>
          <table:table-cell table:number-columns-repeated="2" office:value-type="string" calcext:value-type="string">
            <text:p>critical delta 1.71151</text:p>
          </table:table-cell>
          <table:table-cell office:value-type="string" calcext:value-type="string">
            <text:p>accepted delta 0.691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enCl</text:p>
          </table:table-cell>
          <table:table-cell/>
          <table:table-cell office:value-type="string" calcext:value-type="string">
            <text:p>linker cannot find OpenCL by default</text:p>
          </table:table-cell>
          <table:table-cell office:value-type="string" calcext:value-type="string">
            <text:p>running on POCL (GPU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Cl/points2image</text:p>
          </table:table-cell>
          <table:table-cell table:number-columns-repeated="3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Cl/euclidean_cluster</text:p>
          </table:table-cell>
          <table:table-cell table:number-columns-repeated="3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Cl/ndt_mapping</text:p>
          </table:table-cell>
          <table:table-cell table:number-columns-repeated="2" office:value-type="string" calcext:value-type="string">
            <text:p>accepted delta 0.605963</text:p>
          </table:table-cell>
          <table:table-cell office:value-type="string" calcext:value-type="string">
            <text:p>cl_khr_int64_base_atomics not supporte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enCl-atomic</text:p>
          </table:table-cell>
          <table:table-cell/>
          <table:table-cell office:value-type="string" calcext:value-type="string">
            <text:p>linker cannot find OpenCL by default</text:p>
          </table:table-cell>
          <table:table-cell office:value-type="string" calcext:value-type="string">
            <text:p>running on POCL (GPU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Cl-atomic/points2image</text:p>
          </table:table-cell>
          <table:table-cell table:number-columns-repeated="3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Cl-atomic/euclidean_cluster</text:p>
          </table:table-cell>
          <table:table-cell table:number-columns-repeated="3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Cl-atomic/ndt_mapping</text:p>
          </table:table-cell>
          <table:table-cell table:number-columns-repeated="2" office:value-type="string" calcext:value-type="string">
            <text:p>accepted delta 0.605963</text:p>
          </table:table-cell>
          <table:table-cell office:value-type="string" calcext:value-type="string">
            <text:p>accepted delta 0.60114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enMP/points2image</text:p>
          </table:table-cell>
          <table:table-cell table:number-columns-repeated="3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MP/euclidean_cluster</text:p>
          </table:table-cell>
          <table:table-cell table:number-columns-repeated="3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MP/ndt_mapping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accepted delta 0.37770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enMP-offload</text:p>
          </table:table-cell>
          <table:table-cell table:number-columns-repeated="2"/>
          <table:table-cell office:value-type="string" calcext:value-type="string">
            <text:p>undeclared omp_target func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MP-offload/points2image</text:p>
          </table:table-cell>
          <table:table-cell office:value-type="string" calcext:value-type="string">
            <text:p>ok (CPU)</text:p>
          </table:table-cell>
          <table:table-cell office:value-type="string" calcext:value-type="string">
            <text:p>ok (CPU) | ok (GPU)</text:p>
          </table:table-cell>
          <table:table-cell office:value-type="string" calcext:value-type="string">
            <text:p>ok (CPU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MP-offload/euclidean_cluster</text:p>
          </table:table-cell>
          <table:table-cell office:value-type="string" calcext:value-type="string">
            <text:p>ok (CPU)</text:p>
          </table:table-cell>
          <table:table-cell office:value-type="string" calcext:value-type="string">
            <text:p>ok (CPU) | ok (GPU)</text:p>
          </table:table-cell>
          <table:table-cell office:value-type="string" calcext:value-type="string">
            <text:p>compilation err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MP-offload/ndt_mapping</text:p>
          </table:table-cell>
          <table:table-cell office:value-type="string" calcext:value-type="string">
            <text:p>internal compilation error (CPU)</text:p>
          </table:table-cell>
          <table:table-cell office:value-type="string" calcext:value-type="string">
            <text:p>ok (CPU) | accepted delta 0.370307 (GPU)</text:p>
          </table:table-cell>
          <table:table-cell office:value-type="string" calcext:value-type="string">
            <text:p>compilation err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st update</text:p>
          </table:table-cell>
          <table:table-cell office:value-type="string" calcext:value-type="string">
            <text:p>29.07.2019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2:48:04.215751437</meta:creation-date>
    <dc:date>2019-07-29T14:22:38.417283703</dc:date>
    <meta:editing-duration>PT53M17S</meta:editing-duration>
    <meta:editing-cycles>11</meta:editing-cycles>
    <meta:generator>LibreOffice/5.2.7.2$Linux_X86_64 LibreOffice_project/20m0$Build-2</meta:generator>
    <meta:document-statistic meta:table-count="1" meta:cell-count="91" meta:object-count="0"/>
  </office:meta>
</office:document-meta>
</file>